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68" calcext:value-type="float">
            <text:p>668</text:p>
          </table:table-cell>
          <table:table-cell table:style-name="ce7" table:formula="of:=COUNTIF([.B7:.B999];&quot;X&quot;)" office:value-type="float" office:value="560" calcext:value-type="float">
            <text:p>56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09" calcext:value-type="float">
            <text:p>7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8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1">00/00/0000</text:date>, <text:time style:data-style-name="N2" text:time-value="20:05:06.9547087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11T20:05:41.756030211</dc:date>
    <meta:editing-duration>PT18H3M14S</meta:editing-duration>
    <meta:editing-cycles>654</meta:editing-cycles>
    <meta:document-statistic meta:table-count="1" meta:cell-count="4012" meta:object-count="0"/>
  </office:meta>
</office:document-meta>
</file>